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language="de" fo:country="AT" fo:font-weight="bold" officeooo:rsid="001bb0f5" officeooo:paragraph-rsid="001bb0f5" style:font-size-asian="14pt" style:language-asian="zxx" style:country-asian="none" style:font-weight-asian="bold" style:font-size-complex="14pt" style:language-complex="zxx" style:country-complex="none" style:font-weight-complex="bold"/>
    </style:style>
    <style:style style:name="P2" style:family="paragraph" style:parent-style-name="Standard">
      <style:text-properties fo:language="de" fo:country="AT" fo:font-weight="bold" officeooo:rsid="001bb0f5" officeooo:paragraph-rsid="001bb0f5" style:language-asian="zxx" style:country-asian="none" style:font-weight-asian="bold" style:language-complex="zxx" style:country-complex="none" style:font-weight-complex="bold"/>
    </style:style>
    <style:style style:name="P3" style:family="paragraph" style:parent-style-name="Standard">
      <style:text-properties fo:language="de" fo:country="AT" fo:font-weight="bold" officeooo:rsid="001cbcb4" officeooo:paragraph-rsid="001cbcb4" style:language-asian="zxx" style:country-asian="none" style:font-weight-asian="bold" style:language-complex="zxx" style:country-complex="none" style:font-weight-complex="bold"/>
    </style:style>
    <style:style style:name="P4" style:family="paragraph" style:parent-style-name="Standard">
      <style:text-properties fo:language="de" fo:country="AT" fo:font-weight="bold" officeooo:rsid="001de767" officeooo:paragraph-rsid="001de767" style:language-asian="zxx" style:country-asian="none" style:font-weight-asian="bold" style:language-complex="zxx" style:country-complex="none" style:font-weight-complex="bold"/>
    </style:style>
    <style:style style:name="P5" style:family="paragraph" style:parent-style-name="Standard">
      <style:text-properties fo:language="de" fo:country="AT" fo:font-weight="bold" officeooo:rsid="0022312f" officeooo:paragraph-rsid="0022312f" style:language-asian="zxx" style:country-asian="none" style:font-weight-asian="bold" style:language-complex="zxx" style:country-complex="none" style:font-weight-complex="bold"/>
    </style:style>
    <style:style style:name="P6" style:family="paragraph" style:parent-style-name="Standard">
      <style:text-properties fo:language="de" fo:country="AT" fo:font-weight="bold" officeooo:rsid="002fe772" officeooo:paragraph-rsid="002fe772" style:language-asian="zxx" style:country-asian="none" style:font-weight-asian="bold" style:language-complex="zxx" style:country-complex="none" style:font-weight-complex="bold"/>
    </style:style>
    <style:style style:name="P7" style:family="paragraph" style:parent-style-name="Standard">
      <style:text-properties fo:language="de" fo:country="AT" fo:font-weight="bold" officeooo:rsid="0030f431" officeooo:paragraph-rsid="0022312f" style:language-asian="zxx" style:country-asian="none" style:font-weight-asian="bold" style:language-complex="zxx" style:country-complex="none" style:font-weight-complex="bold"/>
    </style:style>
    <style:style style:name="P8" style:family="paragraph" style:parent-style-name="Standard">
      <style:text-properties fo:language="de" fo:country="AT" fo:font-weight="normal" officeooo:rsid="001bb0f5" officeooo:paragraph-rsid="001bb0f5" style:language-asian="zxx" style:country-asian="none" style:font-weight-asian="normal" style:language-complex="zxx" style:country-complex="none" style:font-weight-complex="normal"/>
    </style:style>
    <style:style style:name="P9" style:family="paragraph" style:parent-style-name="Standard">
      <style:text-properties fo:language="de" fo:country="AT" fo:font-weight="normal" officeooo:rsid="001d1ac2" officeooo:paragraph-rsid="001d1ac2" style:language-asian="zxx" style:country-asian="none" style:font-weight-asian="normal" style:language-complex="zxx" style:country-complex="none" style:font-weight-complex="normal"/>
    </style:style>
    <style:style style:name="P10" style:family="paragraph" style:parent-style-name="Standard">
      <style:text-properties fo:language="de" fo:country="AT" fo:font-weight="normal" officeooo:rsid="001de767" officeooo:paragraph-rsid="001de767" style:language-asian="zxx" style:country-asian="none" style:font-weight-asian="normal" style:language-complex="zxx" style:country-complex="none" style:font-weight-complex="normal"/>
    </style:style>
    <style:style style:name="P11" style:family="paragraph" style:parent-style-name="Standard">
      <style:text-properties fo:language="de" fo:country="AT" fo:font-weight="normal" officeooo:rsid="002ce1dc" officeooo:paragraph-rsid="0022bffa" style:language-asian="zxx" style:country-asian="none" style:font-weight-asian="normal" style:language-complex="zxx" style:country-complex="none" style:font-weight-complex="normal"/>
    </style:style>
    <style:style style:name="P12" style:family="paragraph" style:parent-style-name="Standard">
      <style:text-properties fo:language="de" fo:country="AT" fo:font-weight="normal" officeooo:rsid="002fe772" officeooo:paragraph-rsid="002fe772" style:language-asian="zxx" style:country-asian="none" style:font-weight-asian="normal" style:language-complex="zxx" style:country-complex="none" style:font-weight-complex="normal"/>
    </style:style>
    <style:style style:name="P13" style:family="paragraph" style:parent-style-name="Standard">
      <style:text-properties fo:language="de" fo:country="AT" fo:font-weight="normal" officeooo:rsid="0030f431" officeooo:paragraph-rsid="0030f431" style:language-asian="zxx" style:country-asian="none" style:font-weight-asian="normal" style:language-complex="zxx" style:country-complex="none" style:font-weight-complex="normal"/>
    </style:style>
    <style:style style:name="P14" style:family="paragraph" style:parent-style-name="Standard">
      <style:text-properties fo:language="de" fo:country="AT" fo:font-weight="normal" officeooo:rsid="001de767" officeooo:paragraph-rsid="001de767" style:language-asian="zxx" style:country-asian="none" style:font-weight-asian="normal" style:language-complex="zxx" style:country-complex="none" style:font-weight-complex="normal"/>
    </style:style>
    <style:style style:name="P15" style:family="paragraph" style:parent-style-name="Standard">
      <style:text-properties fo:language="de" fo:country="AT" fo:font-weight="normal" officeooo:rsid="0022bffa" officeooo:paragraph-rsid="002ce1dc" style:language-asian="zxx" style:country-asian="none" style:font-weight-asian="normal" style:language-complex="zxx" style:country-complex="none" style:font-weight-complex="normal"/>
    </style:style>
    <style:style style:name="T1" style:family="text">
      <style:text-properties officeooo:rsid="001cbcb4"/>
    </style:style>
    <style:style style:name="T2" style:family="text">
      <style:text-properties officeooo:rsid="001de767"/>
    </style:style>
    <style:style style:name="T3" style:family="text">
      <style:text-properties officeooo:rsid="001e7a74"/>
    </style:style>
    <style:style style:name="T4" style:family="text">
      <style:text-properties officeooo:rsid="003248e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orarbeit</text:p>
      <text:p text:style-name="P2"/>
      <text:p text:style-name="P8">Um die Suche ein wenig einzugrenzen, habe ich mir kleine persönliche Vorgaben gemacht.</text:p>
      <text:p text:style-name="P8"/>
      <text:p text:style-name="P2">Motor</text:p>
      <text:p text:style-name="P2"/>
      <text:p text:style-name="P8">Prinzipiell könnte man die Anlage auch rein mechanisch Ansteuern mittels Wind, Wasser oder Öl, diese <text:span text:style-name="T1">sind aber wetter- und ortsbedingt. Da in Mitteleuropa fast jeder Haushalt eine Stromanbindung hat, richtete ich meinen Blick auf die Elektromotoren.</text:span></text:p>
      <text:p text:style-name="P8"/>
      <text:p text:style-name="P3">Ansteuerung Elektromotor</text:p>
      <text:p text:style-name="P3"/>
      <text:p text:style-name="P9">Um einen Motor gezielt und einfach steuern zu können wird in den meisten Fällen auf einen Frequenzumrichter zurückgegriffen. <text:span text:style-name="T2">Alternative dazu wäre ein Motorstarter.</text:span></text:p>
      <text:p text:style-name="P9"/>
      <text:p text:style-name="P4">Wasserversorgung Sprühregen</text:p>
      <text:p text:style-name="P4"/>
      <text:p text:style-name="P10">Für die Wasserversorgung benötige ich ein<text:span text:style-name="T3">en ½ Zoll Wasseranschluss. Da dieser üblich ist gehe ich von diesem aus. </text:span></text:p>
      <text:p text:style-name="P10">// <text:span text:style-name="T4">TODO</text:span></text:p>
      <text:p text:style-name="P10"/>
      <text:p text:style-name="P6">Verarbeitung der Daten</text:p>
      <text:p text:style-name="P6"/>
      <text:p text:style-name="P12">Da wir sowohl technische Signale und auch die Kommunikation über ein Netzwerk realisieren wollen, werde ich ein Embedded System verwenden.</text:p>
      <text:p text:style-name="P10"/>
      <text:p text:style-name="P5">Pferde Sicherheit</text:p>
      <text:p text:style-name="P7"/>
      <text:p text:style-name="P13">Man darf bei unserer Anlage nicht auf die allgemeine Sicherheit vergessen. Überall können Fehler auftreten. Bei einem Fehler muss man wissen, wie man die Pferde, Menschen und auch die Anlage schützt. Dazu gehören allgemeine Fehler, NOT-AUS und NOT-STOP.</text:p>
      <text:p text:style-name="P11"/>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36M8S</meta:editing-duration>
    <meta:editing-cycles>15</meta:editing-cycles>
    <meta:generator>LibreOffice/5.3.4.2$Windows_X86_64 LibreOffice_project/f82d347ccc0be322489bf7da61d7e4ad13fe2ff3</meta:generator>
    <dc:date>2018-01-03T10:19:53.708000000</dc:date>
    <meta:document-statistic meta:table-count="0" meta:image-count="0" meta:object-count="0" meta:page-count="1" meta:paragraph-count="13" meta:word-count="161" meta:character-count="1115" meta:non-whitespace-character-count="966"/>
    <meta:user-defined meta:name="Info 1"/>
    <meta:user-defined meta:name="Info 2"/>
    <meta:user-defined meta:name="Info 3"/>
    <meta:user-defined meta:name="Info 4"/>
  </office:meta>
</office:document-meta>
</file>